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text-underline-style="solid" style:text-underline-width="auto" style:text-underline-color="font-color" fo:font-weight="bold" officeooo:rsid="001ffe72" officeooo:paragraph-rsid="001ffe72" style:font-weight-asian="bold" style:font-weight-complex="bold"/>
    </style:style>
    <style:style style:name="P2" style:family="paragraph" style:parent-style-name="Text_20_body">
      <style:paragraph-properties fo:line-height="100%" fo:text-align="center" style:justify-single-word="false"/>
      <style:text-properties style:text-underline-style="solid" style:text-underline-width="auto" style:text-underline-color="font-color" fo:font-weight="bold" officeooo:rsid="001ffe72" officeooo:paragraph-rsid="0020e980" style:font-weight-asian="bold" style:font-weight-complex="bold"/>
    </style:style>
    <style:style style:name="P3" style:family="paragraph" style:parent-style-name="Text_20_body" style:list-style-name="L1">
      <style:paragraph-properties fo:line-height="100%" fo:text-align="start" style:justify-single-word="false"/>
      <style:text-properties fo:font-size="12pt" style:text-underline-style="none" fo:font-weight="normal" officeooo:rsid="0020bd4b" officeooo:paragraph-rsid="0020bd4b" style:font-size-asian="10.5pt" style:font-weight-asian="normal" style:font-size-complex="12pt" style:font-weight-complex="normal"/>
    </style:style>
    <style:style style:name="P4" style:family="paragraph" style:parent-style-name="Text_20_body" style:list-style-name="L1">
      <style:paragraph-properties fo:line-height="100%" fo:text-align="start" style:justify-single-word="false"/>
      <style:text-properties fo:font-size="12pt" style:text-underline-style="none" fo:font-weight="normal" officeooo:rsid="0020e980" officeooo:paragraph-rsid="0020e980" style:font-size-asian="10.5pt" style:font-weight-asian="normal" style:font-size-complex="12pt" style:font-weight-complex="normal"/>
    </style:style>
    <style:style style:name="P5" style:family="paragraph" style:parent-style-name="Text_20_body" style:list-style-name="L1">
      <style:paragraph-properties fo:line-height="100%" fo:text-align="start" style:justify-single-word="false"/>
      <style:text-properties fo:font-size="12pt" style:text-underline-style="none" fo:font-weight="normal" officeooo:rsid="00224684" officeooo:paragraph-rsid="00224684" style:font-size-asian="10.5pt" style:font-weight-asian="normal" style:font-size-complex="12pt" style:font-weight-complex="normal"/>
    </style:style>
    <style:style style:name="P6" style:family="paragraph" style:parent-style-name="Heading_20_2">
      <style:paragraph-properties fo:line-height="100%" fo:text-align="center" style:justify-single-word="false"/>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officeooo:rsid="0020e980" style:font-size-asian="15pt" style:font-size-complex="15pt"/>
    </style:style>
    <style:style style:name="T3" style:family="text">
      <style:text-properties style:font-name="Liberation Serif" style:text-underline-style="solid" style:text-underline-width="auto" style:text-underline-color="font-color"/>
    </style:style>
    <style:style style:name="T4" style:family="text">
      <style:text-properties officeooo:rsid="00224684"/>
    </style:style>
    <style:style style:name="T5" style:family="text">
      <style:text-properties officeooo:rsid="002296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span text:style-name="T3">CS308 Gizmoball MW-WED Team 4</text:span> </text:h>
      <text:p text:style-name="P2"><text:span text:style-name="T2">Explanation of </text:span><text:span text:style-name="T1">Changes to Our Design</text:span></text:p>
      <text:p text:style-name="P1"><text:span text:style-name="T1"/></text:p>
      <text:list xml:id="list99145360" text:style-name="L1">
        <text:list-item>
          <text:p text:style-name="P3">in our preliminary release, one criticism which was given was that our class diagram contains a ball interface, the ball interface remains a part of our code and the reason for this is due to a reference to the ball being used in the View. We have an interface to decouple the application and prevent the view from having a reference to the concrete ball class</text:p>
        </text:list-item>
        <text:list-item>
          <text:p text:style-name="P4">an intellij generated class diagram is included in the gizmoball documentation, this includes direction of dependencies as well as expansion of the 3 main packages, also including methods and fields</text:p>
        </text:list-item>
        <text:list-item>
          <text:p text:style-name="P4">a collection of each gizmo type is held in the Model class, this is the main class of the model package and has methods for adding gizmos and returning gizmos of certain type</text:p>
        </text:list-item>
        <text:list-item>
          <text:p text:style-name="P4">a Testing package has been added to the program where various Junit tests have been added to test functional requirements <text:span text:style-name="T4">of the gizmos and use cases</text:span></text:p>
        </text:list-item>
        <text:list-item>
          <text:p text:style-name="P5">there are a few classes in the view, in build mode there is a class for the interface of the board and a class which contains the main buttons and navigation components. This is also the case for run mode.</text:p>
        </text:list-item>
        <text:list-item>
          <text:p text:style-name="P5">The view clas<text:span text:style-name="T5">s</text:span> contains references to both run mode and build mode. <text:span text:style-name="T5">It sets up the JPanel with the GUI mode currently in use, and adds the data to the frame as requir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21:20:10.845907655</meta:creation-date>
    <dc:date>2018-03-19T23:23:22.084590232</dc:date>
    <meta:editing-duration>PT2M30S</meta:editing-duration>
    <meta:editing-cycles>1</meta:editing-cycles>
    <meta:document-statistic meta:table-count="0" meta:image-count="0" meta:object-count="0" meta:page-count="1" meta:paragraph-count="8" meta:word-count="245" meta:character-count="1327" meta:non-whitespace-character-count="1095"/>
    <meta:generator>LibreOffice/6.0.2.1$Linux_X86_64 LibreOffice_project/00m0$Build-1</meta:generator>
  </office:meta>
</office:document-meta>
</file>